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12.7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1.64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text-underline-style="solid" style:text-underline-width="auto" style:text-underline-color="font-color" style:font-name-complex="Times New Roman"/>
    </style:style>
    <style:style style:name="T8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none" style:text-underline-color="font-color"/>
    </style:style>
    <style:style style:name="T9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 style:text-underline-style="solid" style:text-underline-width="auto" style:text-underline-color="font-color"/>
    </style:style>
    <style:style style:name="T10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1" table:number-columns-repeated="1009" table:default-cell-style-name="Default"/>
        <table:table-row table:style-name="ro1">
          <table:table-cell/>
          <table:table-cell table:style-name="ce2" office:value-type="string" calcext:value-type="string" table:number-columns-spanned="14" table:number-rows-spanned="1">
            <text:p>年<text:span text:style-name="T1"> </text:span><text:span text:style-name="T2">度</text:span><text:span text:style-name="T3"> </text:span><text:span text:style-name="T2">月</text:span><text:span text:style-name="T3"> </text:span><text:span text:style-name="T2">績</text:span><text:span text:style-name="T3"> </text:span><text:span text:style-name="T2">統</text:span><text:span text:style-name="T3"> </text:span><text:span text:style-name="T2">計</text:span><text:span text:style-name="T3"> </text:span><text:span text:style-name="T2">表</text:span></text:p>
          </table:table-cell>
          <table:covered-table-cell table:number-columns-repeated="13" table:style-name="ce8"/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        <text:span text:style-name="T4">年度</text:span><text:span text:style-name="T5">    </text:span><text:span text:style-name="T6">部門</text:span><text:span text:style-name="T7">        </text:span><text:span text:style-name="T8">                                                                                                                       No.</text:span><text:span text:style-name="T9">         </text:span>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       <text:span text:style-name="T4">月</text:span><text:span text:style-name="T5">  </text:span><text:span text:style-name="T6">份</text:span></text:p>
          </table:table-cell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9" table:number-columns-spanned="1" table:number-rows-spanned="2"/>
          <table:table-cell table:style-name="ce11" office:value-type="string" calcext:value-type="string" table:number-columns-spanned="1" table:number-rows-spanned="2">
            <text:p>備註</text:p>
          </table:table-cell>
          <table:table-cell table:number-columns-repeated="1009"/>
        </table:table-row>
        <table:table-row table:style-name="ro2">
          <table:table-cell/>
          <table:table-cell table:style-name="ce5" office:value-type="string" calcext:value-type="string">
            <text:p> <text:span text:style-name="T4">名</text:span><text:span text:style-name="T5">  </text:span><text:span text:style-name="T6">稱</text:span></text:p>
          </table:table-cell>
          <table:covered-table-cell table:number-columns-repeated="12" table:style-name="ce5"/>
          <table:covered-table-cell table:style-name="ce6"/>
          <table:table-cell table:number-columns-repeated="1009"/>
        </table:table-row>
        <table:table-row table:style-name="ro2" table:number-rows-repeated="14">
          <table:table-cell/>
          <table:table-cell table:style-name="ce5"/>
          <table:table-cell table:style-name="ce10" table:number-columns-repeated="13"/>
          <table:table-cell table:number-columns-repeated="1009"/>
        </table:table-row>
        <table:table-row table:style-name="ro2">
          <table:table-cell/>
          <table:table-cell table:style-name="ce6" office:value-type="string" calcext:value-type="string">
            <text:p>合<text:span text:style-name="T10">    </text:span><text:span text:style-name="T6">計</text:span></text:p>
          </table:table-cell>
          <table:table-cell table:style-name="ce10" table:number-columns-repeated="13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  <text:span text:style-name="T4">事長</text:span><text:span text:style-name="T5">                 </text:span><text:span text:style-name="T6">總經理</text:span><text:span text:style-name="T5">                     </text:span><text:span text:style-name="T6">經</text:span><text:span text:style-name="T5">  </text:span><text:span text:style-name="T6">理</text:span><text:span text:style-name="T5">                     </text:span><text:span text:style-name="T6">單位主管</text:span><text:span text:style-name="T5">                     </text:span><text:span text:style-name="T6">會</text:span><text:span text:style-name="T5">  </text:span><text:span text:style-name="T6">計</text:span></text:p>
          </table:table-cell>
          <table:table-cell table:number-columns-repeated="1022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01:03</meta:creation-date>
    <dc:creator>John</dc:creator>
    <dc:date>1993-02-17T14:05:36</dc:date>
    <meta:print-date>1993-02-17T14:04:04</meta:print-date>
    <meta:document-statistic meta:table-count="3" meta:cell-count="7" meta:object-count="0"/>
    <meta:generator>LibreOffice/5.1.1.3$Windows_x86 LibreOffice_project/89f508ef3ecebd2cfb8e1def0f0ba9a803b88a6d</meta:generator>
  </office:meta>
</office:document-meta>
</file>